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mm" fo:margin-bottom="2.12mm" loext:contextual-spacing="false" fo:text-align="justify" style:justify-single-word="false"/>
    </style:style>
    <style:style style:name="P2" style:family="paragraph" style:parent-style-name="Standard">
      <style:text-properties style:font-name="Comic Sans MS" fo:font-weight="bold" style:font-weight-asian="bold" style:font-name-complex="Comic Sans MS"/>
    </style:style>
    <style:style style:name="P3" style:family="paragraph" style:parent-style-name="Standard">
      <style:text-properties style:font-name="Comic Sans MS" style:font-name-asian="Comic Sans MS" style:font-name-complex="Comic Sans MS"/>
    </style:style>
    <style:style style:name="P4" style:family="paragraph" style:parent-style-name="Standard">
      <style:text-properties style:font-name="Comic Sans MS" style:font-name-complex="Comic Sans MS"/>
    </style:style>
    <style:style style:name="P5" style:family="paragraph" style:parent-style-name="Standard">
      <style:paragraph-properties fo:text-align="justify" style:justify-single-word="false"/>
      <style:text-properties style:font-name="Comic Sans MS" style:font-name-complex="Comic Sans MS"/>
    </style:style>
    <style:style style:name="P6" style:family="paragraph" style:parent-style-name="Standard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style:font-name-complex="Comic Sans MS"/>
    </style:style>
    <style:style style:name="P9" style:family="paragraph" style:parent-style-name="Standard">
      <style:paragraph-properties fo:margin-top="0mm" fo:margin-bottom="2.12mm" loext:contextual-spacing="false"/>
    </style:style>
    <style:style style:name="P10" style:family="paragraph" style:parent-style-name="Standard">
      <style:paragraph-properties fo:margin-top="0mm" fo:margin-bottom="2.12mm" loext:contextual-spacing="false" fo:text-align="justify" style:justify-single-word="false"/>
    </style:style>
    <style:style style:name="P11" style:family="paragraph" style:parent-style-name="Standard" style:master-page-name="Standard">
      <style:paragraph-properties style:page-number="auto"/>
      <style:text-properties style:font-name="Comic Sans MS" fo:font-weight="bold" style:font-weight-asian="bold" style:font-name-complex="Comic Sans MS"/>
    </style:style>
    <style:style style:name="T1" style:family="text">
      <style:text-properties style:font-name-asian="Comic Sans MS"/>
    </style:style>
    <style:style style:name="T2" style:family="text">
      <style:text-properties style:font-name="Comic Sans MS" style:font-name-complex="Comic Sans MS"/>
    </style:style>
    <style:style style:name="T3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4" style:family="text">
      <style:text-properties style:font-name="Comic Sans MS" style:text-underline-style="solid" style:text-underline-width="auto" style:text-underline-color="font-color" style:font-name-complex="Comic Sans MS"/>
    </style:style>
    <style:style style:name="T5" style:family="text">
      <style:text-properties style:font-name="Comic Sans MS" fo:font-weight="bold" style:font-weight-asian="bold" style:font-name-complex="Comic Sans MS"/>
    </style:style>
    <style:style style:name="T6" style:family="text">
      <style:text-properties style:font-name="Comic Sans MS" fo:font-weight="bold" style:font-weight-asian="bold" style:font-name-complex="Comic Sans MS" style:font-weight-complex="bold"/>
    </style:style>
    <style:style style:name="T7" style:family="text">
      <style:text-properties style:font-name="Comic Sans MS" fo:font-size="12pt" style:font-size-asian="12pt" style:font-name-complex="Comic Sans MS" style:font-size-complex="12pt"/>
    </style:style>
    <style:style style:name="T8" style:family="text">
      <style:text-properties style:font-name="Comic Sans MS" fo:font-size="12pt" fo:font-weight="bold" style:font-size-asian="12pt" style:font-weight-asian="bold" style:font-name-complex="Comic Sans MS" style:font-size-complex="12pt" style:font-weight-complex="bold"/>
    </style:style>
    <style:style style:name="T9" style:family="text">
      <style:text-properties style:font-name="Comic Sans MS" fo:language="en" fo:country="US" style:font-name-complex="Comic Sans MS"/>
    </style:style>
    <style:style style:name="T10" style:family="text">
      <style:text-properties fo:font-weight="bold" style:font-weight-asian="bold"/>
    </style:style>
    <style:style style:name="T11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ΑΙΤΗΣΗ<text:tab/><text:tab/><text:tab/><text:tab/><text:tab/><text:tab/><text:tab/><text:tab/></text:p>
      <text:p text:style-name="P2"/>
      <text:p text:style-name="P4">Επώνυμο…………………………………………………………………</text:p>
      <text:p text:style-name="P4">Όνομα…………………………………………………………………….</text:p>
      <text:p text:style-name="P4">Πατρώνυμο……………………………………………………………</text:p>
      <text:p text:style-name="P4">Κλάδος……………………………………………………………………</text:p>
      <text:p text:style-name="P4">Βαθμός……………………………………………………………………</text:p>
      <text:p text:style-name="P4">Οργανική Θέση……………………………………………………..</text:p>
      <text:p text:style-name="P3">…………………………………………………………………………………</text:p>
      <text:p text:style-name="P4">Θέση που υπηρετώ……………………………………………….</text:p>
      <text:p text:style-name="P3">…………………………………………………………………………………</text:p>
      <text:p text:style-name="P4">Δ/νση κατοικίας……………………………………………………</text:p>
      <text:p text:style-name="P3">…………………………………………………………………………………</text:p>
      <text:p text:style-name="P4">Τηλέφωνο………………………………………………………………</text:p>
      <text:p text:style-name="P4"><text:span text:style-name="T1">………………………………………………………………………………</text:span>..</text:p>
      <text:p text:style-name="P4"/>
      <text:p text:style-name="P4"/>
      <text:p text:style-name="P4"/>
      <text:p text:style-name="P7"><text:span text:style-name="T2">ΘΕΜΑ: Χορήγηση </text:span><text:span text:style-name="T3">9μηνης</text:span><text:span text:style-name="T2"> άδειας</text:span><text:span text:style-name="T5"> </text:span><text:span text:style-name="T3">ανατροφής παιδιού για άντρες.</text:span></text:p>
      <text:p text:style-name="P6"/>
      <text:p text:style-name="P4"/>
      <text:p text:style-name="P4"/>
      <text:p text:style-name="P4"/>
      <text:p text:style-name="P4"/>
      <text:p text:style-name="P4"/>
      <text:p text:style-name="P4"><text:soft-page-break/>Ημερομηνία:…………………………………………..</text:p>
      <text:p text:style-name="P4"/>
      <text:p text:style-name="P8"><text:span text:style-name="T1">………… </text:span>Αιτ……………………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>ΠΡΟΣ</text:p>
      <text:p text:style-name="P2"/>
      <text:p text:style-name="P4">Την Διεύθυνση <text:s/>Δ.Ε. Ν. Ηρακλείου.</text:p>
      <text:p text:style-name="P4">(Δια του κ. Δ/ντή του………………………………………….</text:p>
      <text:p text:style-name="P4"><text:span text:style-name="T1">………………………………………………………………………………</text:span>.)</text:p>
      <text:p text:style-name="Standard"><text:span text:style-name="T2">Παρακαλώ να μου χορηγήσετε </text:span><text:span text:style-name="T3">9μηνη</text:span><text:span text:style-name="T2"> άδεια</text:span><text:span text:style-name="T3"> ανατροφής παιδιού για άντρες βάσει του άρθρου 53 του Ν.3528/9-02-2007,ΦΕΚ26 τ.Α' και του αρθρ 6. του Ν. 4210/2013.</text:span></text:p>
      <text:p text:style-name="P5"><text:soft-page-break/>από………………………………..μέχρι……………………………..σύμφωνα με τα δικαιολογητικά που επισυνάπτω.</text:p>
      <text:p text:style-name="P4">Μαζί υποβάλλω:</text:p>
      <text:p text:style-name="P1"><text:span text:style-name="T7">1) </text:span><text:span text:style-name="T8">Ληξιαρχική πράξη γέννησης του παιδιού</text:span><text:span text:style-name="T7">.</text:span></text:p>
      <text:p text:style-name="P9"><text:span text:style-name="T2">2) </text:span><text:span text:style-name="T6">Πιστοποιητικό οικογενειακής κατάσταση</text:span><text:span text:style-name="T2">ς.</text:span></text:p>
      <text:p text:style-name="P7"><text:span text:style-name="T2">3) </text:span><text:span text:style-name="T6">Υπεύθυνη δήλωση ότι:</text:span></text:p>
      <text:p text:style-name="P7"><text:span text:style-name="T2">α) δεν θα κάνω χρήση μειωμένου ωραρίου για το ίδιο παιδί στο μέλλον.</text:span></text:p>
      <text:p text:style-name="P7"><text:span text:style-name="T2">β) δεν έχω κάνει χρήση μειωμένου ωραρίου ή άδειας εννέα μηνών σε άλλο φορέα του Δημοσίου για το ίδιο παιδί (</text:span><text:span text:style-name="T5">για νεοδιόριστους μόνο</text:span><text:span text:style-name="T2">). </text:span></text:p>
      <text:p text:style-name="P10"><text:span text:style-name="T2">γ) θα ενημερωθεί η Υπηρεσία μου σε περίπτωση παύσης του επαγγέλματος της συζύγου μου.</text:span></text:p>
      <text:p text:style-name="P7"><text:span text:style-name="T2">4) </text:span><text:span text:style-name="T6">Υπεύθυνη δήλωση της συζύγου ότι:</text:span></text:p>
      <text:p text:style-name="Standard"><text:span text:style-name="T9">a</text:span><text:span text:style-name="T2">) δεν έχει κάνει χρήση μειωμένου ωραρίου ή άδειας εννέα μηνών στο παρελθόν για το ίδιο παιδί, ούτε θα κάνει στο μέλλον για το ίδιο παιδί. </text:span></text:p>
      <text:p text:style-name="P4">β) η χρήση του 9μηνου για το συγκεκριμένο παιδί θα γίνει από τον σύζυγο.</text:p>
      <text:p text:style-name="P9"><text:span text:style-name="T2">γ) δε βρίσκεται </text:span><text:span text:style-name="T4">σε άδεια άνευ αποδοχών για</text:span><text:span text:style-name="T2"> </text:span><text:span text:style-name="T4">ανατροφή παιδιού</text:span><text:span text:style-name="T2"> στο ίδιο χρονικό διάστημα.</text:span></text:p>
      <text:p text:style-name="P10"><text:span text:style-name="T2">5)</text:span><text:span text:style-name="T6"> Βεβαίωση Ασφαλιστικού Φορέα της συζύγου</text:span></text:p>
      <text:p text:style-name="P10"><text:span text:style-name="T2">6) </text:span><text:span text:style-name="T6">Βεβαίωση εργοδότη.</text:span><text:span text:style-name="T2"> (θα προκύπτει ρητώς η ιδιωτική εργασία που ασκεί η σύζυγός του, εάν έχει ήδη κάνει ολικώς ή μερικώς χρήση των δικών της δικαιωμάτων και αν είναι με καθεστώς μερικής απασχόλησης).</text:span></text:p>
      <text:p text:style-name="P10"><text:span text:style-name="T2">7) </text:span><text:span text:style-name="T6">Άδεια λοχείας της συζύγου εάν υπάρχει.</text:span></text:p>
      <text:p text:style-name="P9"><text:span text:style-name="T2">8) Πράξη ανάληψης (</text:span><text:span text:style-name="T5">για νεοδιόριστους μόνο</text:span><text:span text:style-name="T2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7-06-19T12:13:00</meta:creation-date>
    <dc:creator>1g2</dc:creator>
    <dc:date>2016-10-19T10:00:00</dc:date>
    <meta:print-date>2008-04-03T10:10:00</meta:print-date>
    <meta:editing-cycles>3</meta:editing-cycles>
    <meta:editing-duration>PT43M</meta:editing-duration>
    <meta:document-statistic meta:table-count="0" meta:image-count="0" meta:object-count="0" meta:page-count="3" meta:paragraph-count="38" meta:word-count="249" meta:character-count="1942" meta:non-whitespace-character-count="1720"/>
    <meta:generator>LibreOffice/5.2.7.2$Linux_X86_64 LibreOffice_project/20m0$Build-2</meta:generator>
  </office:meta>
</office:document-meta>
</file>